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a1" style:family="table">
      <style:table-properties style:width="6.684in" fo:margin-left="0.0111in" fo:margin-right="-0.0021in" table:align="margins"/>
    </style:style>
    <style:style style:name="Tabela1.A" style:family="table-column">
      <style:table-column-properties style:column-width="0.3646in" style:rel-column-width="3574*"/>
    </style:style>
    <style:style style:name="Tabela1.B" style:family="table-column">
      <style:table-column-properties style:column-width="1.2611in" style:rel-column-width="12364*"/>
    </style:style>
    <style:style style:name="Tabela1.C" style:family="table-column">
      <style:table-column-properties style:column-width="1.3111in" style:rel-column-width="12855*"/>
    </style:style>
    <style:style style:name="Tabela1.D" style:family="table-column">
      <style:table-column-properties style:column-width="1.4097in" style:rel-column-width="13821*"/>
    </style:style>
    <style:style style:name="Tabela1.E" style:family="table-column">
      <style:table-column-properties style:column-width="2.3375in" style:rel-column-width="22921*"/>
    </style:style>
    <style:style style:name="Tabela1.A1" style:family="table-cell">
      <style:table-cell-properties fo:padding="0.0382in" fo:border-left="0.0007in solid #000000" fo:border-right="none" fo:border-top="0.0007in solid #000000" fo:border-bottom="0.0007in solid #000000"/>
    </style:style>
    <style:style style:name="Tabela1.E1" style:family="table-cell">
      <style:table-cell-properties fo:padding="0.0382in" fo:border="0.0007in solid #000000"/>
    </style:style>
    <style:style style:name="Tabela1.A2" style:family="table-cell">
      <style:table-cell-properties style:vertical-align="middle" fo:padding="0.0382in" fo:border-left="0.0007in solid #000000" fo:border-right="none" fo:border-top="none" fo:border-bottom="0.0007in solid #000000"/>
    </style:style>
    <style:style style:name="Tabela1.E2" style:family="table-cell">
      <style:table-cell-properties style:vertical-align="middle" fo:padding="0.0382in" fo:border-left="0.0007in solid #000000" fo:border-right="0.0007in solid #000000" fo:border-top="none" fo:border-bottom="0.0007in solid #000000"/>
    </style:style>
    <style:style style:name="Tabela1.C4" style:family="table-cell" style:data-style-name="N0">
      <style:table-cell-properties style:vertical-align="middle" fo:padding="0.0382in" fo:border-left="0.0007in solid #000000" fo:border-right="none" fo:border-top="none" fo:border-bottom="0.0007in solid #000000"/>
    </style:style>
    <style:style style:name="P1" style:family="paragraph" style:parent-style-name="Footer">
      <style:paragraph-properties fo:text-align="end" style:justify-single-word="false"/>
    </style:style>
    <style:style style:name="P2" style:family="paragraph" style:parent-style-name="Footnote">
      <style:text-properties fo:font-style="italic" style:font-style-asian="italic" style:font-style-complex="italic"/>
    </style:style>
    <style:style style:name="P3" style:family="paragraph" style:parent-style-name="Standard">
      <style:paragraph-properties fo:margin-top="0in" fo:margin-bottom="0.139in" fo:line-height="115%" fo:text-align="justify" style:justify-single-word="false" style:text-autospace="none"/>
      <style:text-properties style:font-name="Calibri" fo:font-size="11pt" fo:font-style="normal" style:font-name-asian="Calibri" style:font-size-asian="11pt" style:font-style-asian="normal" style:font-name-complex="Calibri" style:font-size-complex="11pt" style:font-style-complex="normal"/>
    </style:style>
    <style:style style:name="P4" style:family="paragraph" style:parent-style-name="Text_20_body">
      <style:paragraph-properties fo:text-align="center" style:justify-single-word="false" fo:break-before="pag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officeooo:paragraph-rsid="00015cc4"/>
    </style:style>
    <style:style style:name="P7" style:family="paragraph" style:parent-style-name="Table_20_Contents">
      <style:paragraph-properties fo:text-align="center" style:justify-single-word="false"/>
      <style:text-properties officeooo:paragraph-rsid="00038ba7"/>
    </style:style>
    <style:style style:name="P8" style:family="paragraph" style:parent-style-name="Table_20_Contents">
      <style:paragraph-properties fo:text-align="center" style:justify-single-word="false"/>
      <style:text-properties officeooo:rsid="00038ba7" officeooo:paragraph-rsid="00038ba7"/>
    </style:style>
    <style:style style:name="P9" style:family="paragraph" style:parent-style-name="Table_20_Contents">
      <style:paragraph-properties fo:text-align="center" style:justify-single-word="false"/>
      <style:text-properties officeooo:rsid="00015cc4" officeooo:paragraph-rsid="00015cc4"/>
    </style:style>
    <style:style style:name="P10" style:family="paragraph" style:parent-style-name="Table_20_Contents">
      <style:paragraph-properties fo:text-align="center" style:justify-single-word="false"/>
      <style:text-properties officeooo:rsid="00015cc4" officeooo:paragraph-rsid="00162ce9"/>
    </style:style>
    <style:style style:name="P11" style:family="paragraph" style:parent-style-name="Text_20_body">
      <style:paragraph-properties fo:text-align="start" style:justify-single-word="false"/>
      <style:text-properties officeooo:paragraph-rsid="00038ba7"/>
    </style:style>
    <style:style style:name="P12" style:family="paragraph" style:parent-style-name="Strona_20_tytułowa_20_2">
      <style:text-properties officeooo:rsid="0003d361" officeooo:paragraph-rsid="0003d361"/>
    </style:style>
    <style:style style:name="P13" style:family="paragraph" style:parent-style-name="Table_20_Heading">
      <style:text-properties officeooo:rsid="00015cc4" officeooo:paragraph-rsid="00015cc4"/>
    </style:style>
    <style:style style:name="P14" style:family="paragraph" style:parent-style-name="Standard" style:list-style-name="L2"/>
    <style:style style:name="P15" style:family="paragraph" style:parent-style-name="Standard">
      <style:paragraph-properties fo:margin-top="0in" fo:margin-bottom="0.139in" fo:line-height="115%" fo:text-align="center" style:justify-single-word="fals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16" style:family="paragraph" style:parent-style-name="Standard">
      <style:paragraph-properties fo:margin-top="0in" fo:margin-bottom="0.139in" fo:line-height="115%" fo:text-align="center" style:justify-single-word="false" fo:break-before="page" style:text-autospace="none"/>
      <style:text-properties style:font-name="Calibri" fo:font-size="11pt" fo:font-style="italic" style:font-name-asian="Calibri" style:font-size-asian="11pt" style:font-style-asian="italic" style:font-name-complex="Calibri" style:font-size-complex="11pt" style:font-style-complex="italic"/>
    </style:style>
    <style:style style:name="P17" style:family="paragraph" style:parent-style-name="Heading_20_1">
      <style:text-properties officeooo:rsid="00038ba7" officeooo:paragraph-rsid="00062f32"/>
    </style:style>
    <style:style style:name="P18" style:family="paragraph" style:parent-style-name="Heading_20_1" style:list-style-name="">
      <style:paragraph-properties>
        <style:tab-stops/>
      </style:paragraph-properties>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text-properties fo:font-weight="normal" officeooo:rsid="0016ea8c" officeooo:paragraph-rsid="0016ea8c" style:font-weight-asian="normal" style:font-weight-complex="normal"/>
    </style:style>
    <style:style style:name="P22" style:family="paragraph" style:parent-style-name="Text_20_body">
      <style:paragraph-properties fo:break-before="page"/>
    </style:style>
    <style:style style:name="P23" style:family="paragraph" style:parent-style-name="Contents_20_1">
      <style:paragraph-properties>
        <style:tab-stops>
          <style:tab-stop style:position="6.6929in" style:type="right" style:leader-style="dotted" style:leader-text="."/>
        </style:tab-stops>
      </style:paragraph-properties>
    </style:style>
    <style:style style:name="P24" style:family="paragraph" style:parent-style-name="Strona_20_tytułowa_20_1" style:master-page-name="First_20_Page">
      <style:paragraph-properties style:page-number="auto"/>
    </style:style>
    <style:style style:name="P25" style:family="paragraph" style:parent-style-name="Table_20_Contents">
      <style:paragraph-properties fo:text-align="center" style:justify-single-word="false"/>
      <style:text-properties officeooo:rsid="00162ce9" officeooo:paragraph-rsid="00162ce9"/>
    </style:style>
    <style:style style:name="T1" style:family="text">
      <style:text-properties style:font-name="Calibri" fo:font-size="11pt" style:font-name-asian="Calibri" style:font-size-asian="11pt" style:font-name-complex="Calibri" style:font-size-complex="11pt"/>
    </style:style>
    <style:style style:name="T2" style:family="text">
      <style:text-properties style:font-name="Calibri" fo:font-size="11pt" fo:font-style="normal" style:font-name-asian="Calibri" style:font-size-asian="11pt" style:font-style-asian="normal" style:font-name-complex="Calibri" style:font-size-complex="11pt" style:font-style-complex="normal"/>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color="#000000"/>
    </style:style>
    <style:style style:name="T6" style:family="text">
      <style:text-properties style:text-underline-style="none"/>
    </style:style>
    <style:style style:name="T7" style:family="text">
      <style:text-properties officeooo:rsid="00015cc4"/>
    </style:style>
    <style:style style:name="T8" style:family="text">
      <style:text-properties officeooo:rsid="000264e1"/>
    </style:style>
    <style:style style:name="T9" style:family="text">
      <style:text-properties officeooo:rsid="00038ba7"/>
    </style:style>
    <style:style style:name="T10" style:family="text">
      <style:text-properties officeooo:rsid="001480ec"/>
    </style:style>
    <style:style style:name="T11" style:family="text">
      <style:text-properties officeooo:rsid="00162ce9"/>
    </style:style>
    <style:style style:name="T12" style:family="text">
      <style:text-properties officeooo:rsid="00168cf7"/>
    </style:style>
    <style:style style:name="T13" style:family="text">
      <style:text-properties officeooo:rsid="0016a929"/>
    </style:style>
    <style:style style:name="T14" style:family="text">
      <style:text-properties officeooo:rsid="001757f7"/>
    </style:style>
    <style:style style:name="T15" style:family="text">
      <style:text-properties officeooo:rsid="001d37b3"/>
    </style:style>
    <style:style style:name="T16" style:family="text">
      <style:text-properties officeooo:rsid="001e5909"/>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Strona_20_tytułowa_20_1">Krzysztof Kusiak, Rafał Łukaszewski</text:p>
      <text:p text:style-name="Strona_20_tytułowa_20_1"/>
      <text:p text:style-name="Strona_20_tytułowa_20_1"/>
      <text:p text:style-name="Strona_20_tytułowa_20_1"/>
      <text:p text:style-name="Strona_20_tytułowa_20_1"/>
      <text:p text:style-name="Strona_20_tytułowa_20_1">Dokumentacja projektu <text:span text:style-name="T3">Under Siege</text:span></text:p>
      <text:p text:style-name="Strona_20_tytułowa_20_2">Założenia ogólne</text:p>
      <text:p text:style-name="Strona_20_tytułowa_20_2"/>
      <text:p text:style-name="P12">1<text:span text:style-name="T12">6</text:span> <text:span text:style-name="T12">stycznia</text:span> 201<text:span text:style-name="T12">1</text:span></text:p>
      <text:p text:style-name="P15"/>
      <text:p text:style-name="P16"/>
      <text:p text:style-name="P4">Tabela 1. Historia zmian</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table-cell table:style-name="Tabela1.A1" office:value-type="string">
              <text:p text:style-name="Table_20_Heading">Lp.</text:p>
            </table:table-cell>
            <table:table-cell table:style-name="Tabela1.A1" office:value-type="string">
              <text:p text:style-name="Table_20_Heading">Data</text:p>
            </table:table-cell>
            <table:table-cell table:style-name="Tabela1.A1" office:value-type="string">
              <text:p text:style-name="P13">Numer wersji</text:p>
            </table:table-cell>
            <table:table-cell table:style-name="Tabela1.A1" office:value-type="string">
              <text:p text:style-name="Table_20_Heading">Autor</text:p>
            </table:table-cell>
            <table:table-cell table:style-name="Tabela1.E1" office:value-type="string">
              <text:p text:style-name="Table_20_Heading">Opis zmian</text:p>
            </table:table-cell>
          </table:table-row>
        </table:table-header-rows>
        <table:table-row>
          <table:table-cell table:style-name="Tabela1.A2" office:value-type="string">
            <text:p text:style-name="P5">1.</text:p>
          </table:table-cell>
          <table:table-cell table:style-name="Tabela1.A2" office:value-type="string">
            <text:p text:style-name="P5">2<text:span text:style-name="T9">2</text:span> października 2010</text:p>
          </table:table-cell>
          <table:table-cell table:style-name="Tabela1.A2" office:value-type="string">
            <text:p text:style-name="P6"><text:span text:style-name="T7">0.</text:span><text:span text:style-name="T9">0</text:span><text:span text:style-name="T7">1</text:span></text:p>
          </table:table-cell>
          <table:table-cell table:style-name="Tabela1.A2" office:value-type="string">
            <text:p text:style-name="P5">Krzysztof Kusiak</text:p>
          </table:table-cell>
          <table:table-cell table:style-name="Tabela1.E2" office:value-type="string">
            <text:p text:style-name="P5">utworzenie dokumentu</text:p>
          </table:table-cell>
        </table:table-row>
        <table:table-row>
          <table:table-cell table:style-name="Tabela1.A2" office:value-type="string">
            <text:p text:style-name="P8">2.</text:p>
          </table:table-cell>
          <table:table-cell table:style-name="Tabela1.A2" office:value-type="string">
            <text:p text:style-name="P8">23 października 2010</text:p>
          </table:table-cell>
          <table:table-cell table:style-name="Tabela1.A2" office:value-type="string">
            <text:p text:style-name="P8">0.1</text:p>
          </table:table-cell>
          <table:table-cell table:style-name="Tabela1.A2" office:value-type="string">
            <text:p text:style-name="P8">Krzysztof Kusiak,</text:p>
            <text:p text:style-name="P7">Rafał Łukaszewski</text:p>
          </table:table-cell>
          <table:table-cell table:style-name="Tabela1.E2" office:value-type="string">
            <text:p text:style-name="P7">dodanie podstawowych informacji o projekcie oraz ogólnych zasad gry </text:p>
          </table:table-cell>
        </table:table-row>
        <table:table-row>
          <table:table-cell table:style-name="Tabela1.A2" office:value-type="string">
            <text:p text:style-name="P8">3.</text:p>
          </table:table-cell>
          <table:table-cell table:style-name="Tabela1.A2" office:value-type="string">
            <text:p text:style-name="P9">19 listopada 2010</text:p>
          </table:table-cell>
          <table:table-cell table:style-name="Tabela1.C4" office:value-type="float" office:value="0.2">
            <text:p text:style-name="P9">0.2</text:p>
          </table:table-cell>
          <table:table-cell table:style-name="Tabela1.A2" office:value-type="string">
            <text:p text:style-name="P9">Krzysztof Kusiak</text:p>
          </table:table-cell>
          <table:table-cell table:style-name="Tabela1.E2" office:value-type="string">
            <text:p text:style-name="P9">dodanie słownika</text:p>
          </table:table-cell>
        </table:table-row>
        <table:table-row>
          <table:table-cell table:style-name="Tabela1.A2" office:value-type="string">
            <text:p text:style-name="P25">4.</text:p>
          </table:table-cell>
          <table:table-cell table:style-name="Tabela1.A2" office:value-type="string">
            <text:p text:style-name="P25">16 stycznia 2011</text:p>
          </table:table-cell>
          <table:table-cell table:style-name="Tabela1.A2" office:value-type="string">
            <text:p text:style-name="P25">0.25</text:p>
          </table:table-cell>
          <table:table-cell table:style-name="Tabela1.A2" office:value-type="string">
            <text:p text:style-name="P25">Krzysztof Kusiak</text:p>
          </table:table-cell>
          <table:table-cell table:style-name="Tabela1.E2" office:value-type="string">
            <text:p text:style-name="P10"><text:span text:style-name="T13">drobne poprawki, </text:span><text:span text:style-name="T11">przeniesienie słownika do osobnego dokumentu</text:span></text:p>
          </table:table-cell>
        </table:table-row>
      </table:table>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pis treści</text:p>
          </text:index-title>
          <text:p text:style-name="P23">1. Wprowadzenie<text:tab/>5</text:p>
          <text:p text:style-name="P23">2. Motywacja<text:tab/>5</text:p>
          <text:p text:style-name="P23">3. Ogólne zasady gry<text:tab/>5</text:p>
          <text:p text:style-name="P23">4. Dostępne tryby rozgrywki<text:tab/>6</text:p>
          <text:p text:style-name="P23">5. Założenia dotyczące dokumentacji<text:tab/>6</text:p>
          <text:p text:style-name="P23">6. Słownik<text:tab/>6</text:p>
          <text:p text:style-name="P23">7. Zakres kompetencji członków zespołu<text:tab/>6</text:p>
        </text:index-body>
      </text:table-of-content>
      <text:h text:style-name="P18" text:outline-level="1"/>
      <text:p text:style-name="P22"/>
      <text:h text:style-name="P19" text:outline-level="1">1. Wprowadzenie</text:h>
      <text:p text:style-name="Text_20_body"><text:tab/>Celem niniejszego projektu jest utworzenie <text:span text:style-name="T6">gry</text:span> zręcznościowo-taktycznej z trójwymiarową grafiką, umożliwiającej rozgrywkę zarówno pojedynczemu graczowi, jak i kilku graczom jednocześnie. Dodatkowym efektem realizacji przedsięwzięcia ma być powstanie oprogramowania <text:span text:style-name="T14">ułatwiającego </text:span>opracow<text:span text:style-name="T14">yw</text:span>anie podobnych produktów w przyszłości, tj. silnika gry wraz z ew. narzędziami służącymi do przetwarzania zasobów multimedialnych (modeli trójwymiarowych, efektów dźwiękowych itp.). </text:p>
      <text:h text:style-name="Heading_20_1" text:outline-level="1">2. Motywacja</text:h>
      <text:p text:style-name="Text_20_body"><text:span text:style-name="T1"><text:tab/></text:span>W ostatnich latach obserwuje się dynamiczny rozwój<text:note text:id="ftn1" text:note-class="footnote"><text:note-citation>1</text:note-citation><text:note-body><text:p text:style-name="Footnote">Według danych International Game Developers Association wartość rynku gier z segmentu <text:span text:style-name="T3">casual</text:span><text:span text:style-name="T4"> w Stanach Zjednoczonych wzrosła z 25 milionów dolarów w 2002 roku do ponad 2 miliardów w roku 2007,<text:line-break/>z prognozowanym dalszym wzrostem o 20%. <text:line-break/>Więcej informacji pod adresem http://archives.igda.org/casual/IGDA_Casual_Games_White_Paper_2008.pdf.</text:span></text:p></text:note-body></text:note> segmentu drobnych gier adresowanych do przygodnych graczy (ang. <text:span text:style-name="T3">casual games</text:span><text:note text:id="ftn2" text:note-class="footnote"><text:note-citation>2</text:note-citation><text:note-body><text:p text:style-name="P2">Casual game<text:span text:style-name="T4">, inaczej gra rekreacyjna lub codzienna, charakteryzuje się m.in. prostymi zasadami rozgrywki oraz niewymaganiem od gracza dużej ilości czasu oraz znacznego zaangażowania (na podstawie hasła http://pl.wikipedia.org/wiki/Gra_casual).</text:span></text:p></text:note-body></text:note>). Ma to związek z ekspansją zaawansowanych technologicznie urządzeń mobilnych, takich jak wielofunkcyjne telefony komórkowe (tzw. smartfony), konsole do gier, netbooki oraz komputery typu tablet. Urządzenia te, choć stają się coraz wydajniejsze, często nie dysponują jeszcze mocą obliczeniową wystarczającą do zapewnienia poprawnego funkcjonowania pełnowymiarowych, rozbudowanych gier. Ponadto, ich przenośność wpływa na oczekiwania użytkowników, sprawiając, że pożądane stają się produkty niewymagające wiele czasu oraz wysiłku, a zatem takie, z których można czerpać przyjemność np. podczas krótkich przerw w pracy czy w podróży środkami komunikacji publicznej. </text:p>
      <text:p text:style-name="Text_20_body"><text:tab/>Nie bez znaczenia jest również fakt, że do wytworzenia tego typu gier nie potrzeba całego sztabu programistów, grafików i projektantów oraz milionów dolarów budżetu. Powszechne są już przypadki zespołów dwuosobowych odnoszących sukces na skalę światową<text:note text:id="ftn3" text:note-class="footnote"><text:note-citation>3</text:note-citation><text:note-body><text:p text:style-name="Footnote">Za przykład służyć może producent popularnej gry <text:span text:style-name="T3">World of </text:span><text:span text:style-name="T4">Goo, studio</text:span> <text:span text:style-name="T3">2D Boy</text:span> (<text:a xlink:type="simple" xlink:href="http://2dboy.com/about.php">http://2dboy.com/about.php</text:a>), <text:span text:style-name="T4">którego</text:span> trzonem jest dwuosobowy zespół.</text:p></text:note-body></text:note>. Zrozumiałe jest zatem zainteresowanie autorów niniejszego projektu tą częścią rynku interaktywnej rozrywki.</text:p>
      <text:h text:style-name="Heading_20_1" text:outline-level="1">3. Ogólne zasady gry</text:h>
      <text:p text:style-name="Text_20_body"><text:span text:style-name="T2"><text:tab/></text:span>Każdy z graczy na początku pojedynku dysponuje twierdzą oraz prostokątną układanką składającą się z klocków ułożonych w m kolumn i n rzędów<text:note text:id="ftn4" text:note-class="footnote"><text:note-citation>4</text:note-citation><text:note-body><text:p text:style-name="Footnote">Liczby <text:span text:style-name="T3">m</text:span><text:span text:style-name="T4"> oraz </text:span><text:span text:style-name="T3">n</text:span><text:span text:style-name="T4"> zależeć będą od trybu rozgrywki, poziomu trudności i innych ustawień dokonanych przez gracza.</text:span></text:p></text:note-body></text:note>, reprezentującą dostępne zasoby (żelazo, ogień, drewno i magiczna energia). Celem gry jest zajęcie twierdzy przeciwnika poprzez jej oblężenie przy jednoczesnym zachowaniu własnej. Oblężenia dokonuje się poprzez wysyłanie jednostek bojowych różnych typów, przywoływanych wskutek odpowiedniego ułożenia elementów układanki. Typ jednostki zależy od uzyskanego układu klocków (tj. ich położenia<text:line-break/>i zasobów, które reprezentują). Oprócz sprowadzania nowych jednostek bojowych, gracz będzie mógł także korzystać z charakterystycznych dla swojej postaci specjalnych umiejętności oraz,<text:line-break/>w <text:span text:style-name="T15">szczególnych </text:span>przypadkach, przejąć kontrolę nad już przywołanymi bytami, tj. poruszać nimi<text:line-break/>i stosować różnego rodzaju ataki. Podstawowa mechanika rozgrywki zaczerpnięta jest z darmowej gry <text:span text:style-name="T3">Siege</text:span><text:note text:id="ftn5" text:note-class="footnote"><text:note-citation>5</text:note-citation><text:note-body><text:p text:style-name="Footnote"><text:a xlink:type="simple" xlink:href="http://www.cdosabandonware.com/std_games_details.php?gameid=673">http://www.cdosabandonware.com/std_games_details.php?gameid=673</text:a><text:span text:style-name="T5"> </text:span></text:p></text:note-body></text:note> z 2001 roku.</text:p>
      <text:h text:style-name="Heading_20_1" text:outline-level="1"><text:soft-page-break/>4. Dostępne tryby rozgrywki</text:h>
      <text:p text:style-name="Text_20_body"><text:span text:style-name="T2"><text:tab/></text:span>Planowane są dwa tryby rozgrywki: tryb kampanii oraz swobodnego pojedynku.<text:line-break/>W pierwszym trybie zadaniem gracza będzie przechodzenie kolejnych etapów o rosnącym stopniu trudności w ściśle określonej kolejności (sekwencyjnie). Układ sił, tj. liczba i skład drużyn na każdym z poziomów, jest narzucony przez projektanta i nie może być zmieniany.</text:p>
      <text:p text:style-name="Text_20_body"><text:tab/>W trybie swobodnego pojedynku można będzie stoczyć walkę w dowolnej wybranej przez gracza konfiguracji drużyn, do których należeć mogą zarówno gracze ludzcy, jak i komputerowi. Umożliwi to zatem np. grę wieloosobową, w kooperacji albo przeciwko sobie.</text:p>
      <text:h text:style-name="Heading_20_1" text:outline-level="1">5. Założenia dotyczące dokumentacji</text:h>
      <text:p text:style-name="Text_20_body"><text:span text:style-name="T2"><text:tab/></text:span>Ponieważ dokumentacja stanowi integralną część projektu, będzie więc aktualizowana na bieżąco i przechowywana wraz z kodem w systemie kontroli wersji. W procesie realizacji przedsięwzięcia udokumentowane zostaną osobno:</text:p>
      <text:list xml:id="list873571833" text:style-name="L1">
        <text:list-item>
          <text:p text:style-name="P20">struktura silnika gry oraz sposób jego wykorzystania przy tworzeniu gier,</text:p>
        </text:list-item>
        <text:list-item>
          <text:p text:style-name="P20">implementacja gry <text:span text:style-name="T3">Under Siege</text:span>, wraz ze wszystkimi szczegółami potrzebnymi do dostosowywania gry do własnych potrzeb,</text:p>
        </text:list-item>
        <text:list-item>
          <text:p text:style-name="P20">gra <text:span text:style-name="T3">Under Siege </text:span>(dokumentacja zawierać będzie szczegółowe zasady rozgrywki, charakterystykę wszystkich bytów występujących w grze, np. jednostek bojowych, <text:span text:style-name="T16">twierdz</text:span>, ich dowódców itd. oraz instrukcję obsługi dla gracza).</text:p>
        </text:list-item>
      </text:list>
      <text:p text:style-name="P11">Dokładny wykaz dokumentów znajdzie się w osobnym opracowaniu.</text:p>
      <text:h text:style-name="P17" text:outline-level="1">6. Słownik</text:h>
      <text:p text:style-name="P21">Słownik znajduje się w osobnym dokumencie.</text:p>
      <text:h text:style-name="Heading_20_1" text:outline-level="1"><text:span text:style-name="T8">7</text:span>. Zakres kompetencji członków zespołu</text:h>
      <text:list xml:id="list64919760" text:style-name="L2">
        <text:list-item>
          <text:p text:style-name="P14">Rafał Łukaszewski – programista, grafik, projektant, <text:span text:style-name="T10">autor dokumentacji</text:span></text:p>
        </text:list-item>
        <text:list-item>
          <text:p text:style-name="P14">Krzysztof Kusiak – programista, grafik, autor dokumentacji<text:span text:style-name="T2"><text:line-break/></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Strona_20_tytułowa_20_1" style:display-name="Strona tytułowa 1" style:family="paragraph" style:parent-style-name="Standard" style:class="text">
      <style:paragraph-properties fo:margin-top="0in" fo:margin-bottom="0.139in" fo:line-height="115%" fo:text-align="center" style:justify-single-word="false" style:text-autospace="none"/>
      <style:text-properties style:font-name="Times New Roman" fo:font-size="24pt" style:font-name-asian="Calibri" style:font-size-asian="24pt" style:font-name-complex="Calibri" style:font-size-complex="24pt"/>
    </style:style>
    <style:style style:name="Strona_20_tytułowa_20_2" style:display-name="Strona tytułowa 2" style:family="paragraph" style:parent-style-name="Standard" style:class="text">
      <style:paragraph-properties fo:margin-top="0in" fo:margin-bottom="0.139in" fo:line-height="115%" fo:text-align="center" style:justify-single-word="false" style:text-autospace="none"/>
      <style:text-properties style:font-name="Times New Roman" fo:font-size="18pt" fo:font-style="normal" style:font-name-asian="Calibri" style:font-size-asian="18pt" style:font-style-asian="normal" style:font-name-complex="Calibri" style:font-size-complex="18pt" style:font-style-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default-outline-level="1" style:class="text">
      <style:paragraph-properties fo:margin-left="0.2992in" fo:margin-right="0.0783in" fo:margin-top="0.1256in" fo:margin-bottom="0.122in" fo:text-indent="-0.2992in" style:auto-text-indent="false">
        <style:tab-stops/>
      </style:paragraph-properties>
      <style:text-properties style:font-name="Times New Roman1" fo:font-size="115%" fo:font-weight="bold" style:font-size-asian="115%" style:font-weight-asian="bold" style:font-size-complex="115%" style:font-weight-complex="bold"/>
    </style:style>
    <style:style style:name="Contents_20_Heading" style:display-name="Contents Heading" style:family="paragraph" style:parent-style-name="Header" style:class="index">
      <style:paragraph-properties fo:margin-left="0in" fo:margin-right="0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style:footer>
    </style:master-page>
    <style:master-page style:name="First_20_Page" style:display-name="First Page" style:page-layout-name="Mpm2" style:next-style-name="Second_20_page"/>
    <style:master-page style:name="Spis_20_treści" style:display-name="Spis treści" style:page-layout-name="Mpm2" style:next-style-name="Fourth_20_page"/>
    <style:master-page style:name="Second_20_page" style:display-name="Second page" style:page-layout-name="Mpm3" style:next-style-name="Spis_20_treści"/>
    <style:master-page style:name="Fourth_20_page" style:display-name="Fourth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rzysztof Kusiak</meta:initial-creator>
    <meta:creation-date>2010-10-22T23:07:20.77</meta:creation-date>
    <dc:date>2011-01-17T02:52:56</dc:date>
    <dc:creator>Krzysztof Kusiak</dc:creator>
    <meta:editing-duration>PT26H48M28S</meta:editing-duration>
    <meta:editing-cycles>77</meta:editing-cycles>
    <meta:generator>OpenOffice.org/3.2$Linux OpenOffice.org_project/320m19$Build-9505</meta:generator>
    <meta:document-statistic meta:table-count="1" meta:image-count="0" meta:object-count="0" meta:page-count="6" meta:paragraph-count="66" meta:word-count="758" meta:character-count="5752"/>
  </office:meta>
</office:document-meta>
</file>